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2" style:family="table">
      <style:table-properties style:width="6.6931in" table:align="margins"/>
    </style:style>
    <style:style style:name="Tabela2.A" style:family="table-column">
      <style:table-column-properties style:column-width="3.3465in" style:rel-column-width="32767*"/>
    </style:style>
    <style:style style:name="Tabela2.B" style:family="table-column">
      <style:table-column-properties style:column-width="3.3465in" style:rel-column-width="32768*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naslov_5f_vrh">
      <style:paragraph-properties fo:text-align="start" style:justify-single-word="false"/>
      <style:text-properties style:text-underline-style="none"/>
    </style:style>
    <style:style style:name="P7" style:family="paragraph" style:parent-style-name="naslov_5f_vrh" style:master-page-name="">
      <style:paragraph-properties fo:text-align="start" style:justify-single-word="false" style:page-number="auto"/>
      <style:text-properties style:text-underline-style="none"/>
    </style:style>
    <style:style style:name="P8" style:family="paragraph" style:parent-style-name="naslov_5f_vrh_5f_datum">
      <style:paragraph-properties fo:text-align="center" style:justify-single-word="false"/>
      <style:text-properties fo:font-style="normal" style:text-underline-style="none" style:font-style-asian="normal" style:font-style-complex="normal"/>
    </style:style>
    <style:style style:name="P9" style:family="paragraph" style:parent-style-name="Standard">
      <style:text-properties fo:font-style="normal" style:font-style-asian="normal" style:font-style-complex="normal"/>
    </style:style>
    <style:style style:name="P10" style:family="paragraph" style:parent-style-name="Standard" style:list-style-name="L5"/>
    <style:style style:name="P11" style:family="paragraph" style:parent-style-name="Standard" style:list-style-name="L6"/>
    <style:style style:name="P12" style:family="paragraph" style:parent-style-name="Standard">
      <style:text-properties fo:font-size="8pt" fo:font-style="italic" style:font-size-asian="8pt" style:font-style-asian="italic" style:font-size-complex="8pt" style:font-style-complex="italic"/>
    </style:style>
    <style:style style:name="P13" style:family="paragraph" style:parent-style-name="Index_20_Heading">
      <style:paragraph-properties fo:break-before="page"/>
    </style:style>
    <style:style style:name="P14" style:family="paragraph" style:parent-style-name="Contents_20_3">
      <style:paragraph-properties>
        <style:tab-stops>
          <style:tab-stop style:position="5.8929in" style:type="right" style:leader-style="dotted" style:leader-text="."/>
        </style:tab-stops>
      </style:paragraph-properties>
    </style:style>
    <style:style style:name="P15" style:family="paragraph" style:parent-style-name="Heading_20_3">
      <style:text-properties fo:font-style="normal" style:font-style-asian="normal" style:font-style-complex="normal"/>
    </style:style>
    <style:style style:name="P16" style:family="paragraph" style:parent-style-name="Heading_20_3" style:list-style-name="">
      <style:text-properties fo:font-style="normal" style:font-style-asian="normal" style:font-style-complex="normal"/>
    </style:style>
    <style:style style:name="P17" style:family="paragraph" style:parent-style-name="Heading_20_3">
      <style:paragraph-properties fo:break-before="page"/>
    </style:style>
    <style:style style:name="P18" style:family="paragraph" style:parent-style-name="Heading_20_2">
      <style:text-properties fo:font-style="normal" style:font-style-asian="normal" style:font-style-complex="normal"/>
    </style:style>
    <style:style style:name="P19" style:family="paragraph" style:parent-style-name="Heading_20_2" style:list-style-name="">
      <style:text-properties fo:font-style="normal" style:font-style-asian="normal" style:font-style-complex="normal"/>
    </style:style>
    <style:style style:name="P20" style:family="paragraph" style:parent-style-name="Heading_20_2">
      <style:paragraph-properties fo:break-before="page"/>
      <style:text-properties fo:font-style="normal" style:font-style-asian="normal" style:font-style-complex="normal"/>
    </style:style>
    <style:style style:name="P21" style:family="paragraph" style:parent-style-name="Contents_20_2">
      <style:paragraph-properties>
        <style:tab-stops>
          <style:tab-stop style:position="6.1929in" style:type="right" style:leader-style="dotted" style:leader-text="."/>
        </style:tab-stops>
      </style:paragraph-properties>
    </style:style>
    <style:style style:name="P22" style:family="paragraph" style:parent-style-name="naslov_5f_vrh_5f_datum">
      <style:paragraph-properties fo:text-align="center" style:justify-single-word="false"/>
      <style:text-properties fo:font-style="normal" style:text-underline-style="none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846in" fo:text-indent="-0.25in" fo:margin-left="2.7846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Univerzitet “Džemal Bijedić” Mostar</text:p>
      <text:p text:style-name="P6">Fakultet informacijskih tehnologija Mostar</text:p>
      <text:p text:style-name="Standard"/>
      <text:h text:style-name="naslov_5f_vrh_5f_datum" text:outline-level="3"/>
      <text:p text:style-name="Standard"/>
      <text:p text:style-name="Standard"/>
      <text:p text:style-name="Standard"/>
      <text:p text:style-name="Standard"/>
      <text:h text:style-name="naslov_5f_naslov" text:outline-level="1"/>
      <text:p text:style-name="naslov_5f_naslov">Predmet: Komunikacijske tehnologije</text:p>
      <text:p text:style-name="naslov_5f_podnaslov">Seminarski rad “QoS, analiza u VoIP mreže”</text:p>
      <text:p text:style-name="P2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ext_20_body"/>
      <text:p text:style-name="Text_20_body"/>
      <text:p text:style-name="Text_20_body"/>
      <text:p text:style-name="P8"/>
      <text:p text:style-name="P8"/>
      <text:p text:style-name="P8">Mostar, jun 2011</text:p>
      <text:p text:style-name="Text_20_body"/>
      <text:p text:style-name="Text_20_body">Profesor: prof. dr. Samim Konjicija, dipl. ing. el.</text:p>
      <text:p text:style-name="Text_20_body">Asistent: Goran Škondrić</text:p>
      <text:p text:style-name="Text_20_body"/>
      <text:p text:style-name="Text_20_body"/>
      <text:p text:style-name="Text_20_body"/>
      <table:table table:name="Tabela2" table:style-name="Tabela2">
        <table:table-column table:style-name="Tabela2.A"/>
        <table:table-column table:style-name="Tabela2.B"/>
        <table:table-row>
          <table:table-cell office:value-type="string">
            <text:p text:style-name="P3">ver. 0.0.1</text:p>
          </table:table-cell>
          <table:table-cell office:value-type="string">
            <text:p text:style-name="P4">Student: <text:span text:style-name="T1">Husremović Ernad, DL 2792</text:span></text:p>
          </table:table-cell>
        </table:table-row>
      </table:table>
      <text:table-of-content text:style-name="Sect1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adržaj</text:p>
          </text:index-title>
          <text:p text:style-name="P21">1.Uvod<text:tab/>3</text:p>
          <text:p text:style-name="P21">2.?<text:tab/>3</text:p>
          <text:p text:style-name="P14">2.1.??<text:tab/>3</text:p>
          <text:p text:style-name="P21">3.Specifikacija opreme<text:tab/>3</text:p>
          <text:p text:style-name="P14">3.1.L1- Fizički sloj<text:tab/>3</text:p>
          <text:p text:style-name="P21">4.Literatura<text:tab/>4</text:p>
          <text:p text:style-name="P21">5.Radno okruženje<text:tab/>4</text:p>
          <text:p text:style-name="P21">6.Artifakti na github.com<text:tab/>4</text:p>
        </text:index-body>
      </text:table-of-content>
      <text:h text:style-name="P19" text:outline-level="2"/>
      <text:h text:style-name="P19" text:outline-level="2"/>
      <text:h text:style-name="P20" text:outline-level="2">Uvod</text:h>
      <text:p text:style-name="P9"><text:s/></text:p>
      <text:h text:style-name="P18" text:outline-level="2">?</text:h>
      <text:h text:style-name="P15" text:outline-level="3">??</text:h>
      <text:p text:style-name="P5"/>
      <text:h text:style-name="P18" text:outline-level="2">?</text:h>
      <text:h text:style-name="P15" text:outline-level="3">?</text:h>
      <text:p text:style-name="P12"/>
      <text:h text:style-name="P16" text:outline-level="3"/>
      <text:h text:style-name="P17" text:outline-level="3"/>
      <text:h text:style-name="Heading_20_2" text:outline-level="2"><text:span text:style-name="Citation"><text:span text:style-name="T2">Literatura</text:span></text:span></text:h>
      <text:p text:style-name="Standard"><text:span text:style-name="Citation"><text:span text:style-name="T2">Nastavni materijali – vježbe, workshop.</text:span></text:span></text:p>
      <text:p text:style-name="Standard"><text:span text:style-name="Citation"><text:span text:style-name="T2"/></text:span></text:p>
      <text:p text:style-name="Standard"><text:span text:style-name="Citation"><text:span text:style-name="T2">Nije korištena nikakva posebna literatura. </text:span></text:span></text:p>
      <text:p text:style-name="Standard"><text:a xlink:type="simple" xlink:href="http://en.wikipedia.org/wiki/Spanning_Tree_Protocol"><text:span text:style-name="Citation"><text:span text:style-name="T2"/></text:span></text:a></text:p>
      <text:p text:style-name="Standard"><text:span text:style-name="Citation"><text:span text:style-name="T2"/></text:span></text:p>
      <text:h text:style-name="Heading_20_2" text:outline-level="2">Radno okruženje</text:h>
      <text:list xml:id="list1016987319" text:style-name="L5">
        <text:list-item>
          <text:p text:style-name="P10">Radna stanica OS: Mac OS X 10.6.7</text:p>
        </text:list-item>
        <text:list-item>
          <text:p text:style-name="P10">VirtualBox 3.0.8</text:p>
          <text:list>
            <text:list-item>
              <text:p text:style-name="P10">Windows XP SP3 vbox sesija</text:p>
            </text:list-item>
          </text:list>
        </text:list-item>
        <text:list-item>
          <text:p text:style-name="P10">Aplikacije:</text:p>
          <text:list>
            <text:list-item>
              <text:p text:style-name="P10">OPNET Guru (in vbox)</text:p>
            </text:list-item>
            <text:list-item>
              <text:p text:style-name="P10">Libreoffice 3.4.0</text:p>
            </text:list-item>
            <text:list-item>
              <text:p text:style-name="P10">vi editor</text:p>
            </text:list-item>
          </text:list>
        </text:list-item>
      </text:list>
      <text:p text:style-name="Standard"/>
      <text:h text:style-name="Heading_20_2" text:outline-level="2">Artifakti na github.com</text:h>
      <text:p text:style-name="Standard"><text:span text:style-name="Citation"><text:span text:style-name="T2">Na lokaciji nalaze se svi artifakti ovog rada: </text:span></text:span></text:p>
      <text:list xml:id="list1968755451" text:style-name="L6">
        <text:list-item>
          <text:p text:style-name="P11"><text:a xlink:type="simple" xlink:href="https://github.com/hernad/FIT_KT/tree/master/"><text:span text:style-name="Citation">https://github.com/hernad/FIT_KT/tree/master/</text:span></text:a></text:p>
        </text:list-item>
      </text:list>
      <text:p text:style-name="Standard"><text:span text:style-name="Citation"/></text:p>
      <text:p text:style-name="Text_20_body"><text:span text:style-name="Citation"/></text:p>
      <text:alphabetical-index text:style-name="Sect1" text:protected="true" text:name="Alphabetical Index1">
        <text:alphabetical-index-source text:combine-entries-with-dash="true" text:combine-entries-with-pp="false" text:sort-algorithm="alphanumeric" fo:language="bs" fo:country="BA">
          <text:index-title-template text:style-name="Index_20_Heading">Indeks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13">Indeks</text:p>
          </text:index-title>
        </text:index-body>
      </text:alphabetical-index>
      <text:p text:style-name="Text_20_body"><text:span text:style-name="Citation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adornments="Obič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s" fo:country="B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s" fo:country="B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fo:text-align="justify" style:justify-single-word="false" style:page-number="auto"/>
      <style:text-properties fo:font-size="10pt" style:font-size-asian="10.5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2pt" fo:font-style="italic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naslov_5f_vrh" style:display-name="naslov_vrh" style:family="paragraph" style:parent-style-name="Heading_20_3" style:default-outline-level="" style:list-style-name="" style:class="text">
      <style:paragraph-properties fo:text-align="end" style:justify-single-word="false"/>
      <style:text-properties fo:font-size="12pt"/>
    </style:style>
    <style:style style:name="naslov_5f_vrh_5f_datum" style:display-name="naslov_vrh_datum" style:family="paragraph" style:parent-style-name="naslov_5f_vrh" style:class="text">
      <style:text-properties fo:font-size="11pt" fo:font-style="italic" fo:font-weight="normal"/>
    </style:style>
    <style:style style:name="Signature" style:family="paragraph" style:parent-style-name="Standard" style:class="text">
      <style:paragraph-properties text:number-lines="false" text:line-number="0"/>
    </style:style>
    <style:style style:name="naslov_5f_naslov" style:display-name="naslov_naslov" style:family="paragraph" style:parent-style-name="Heading_20_1" style:default-outline-level="" style:list-style-name="" style:class="text">
      <style:paragraph-properties fo:text-align="center" style:justify-single-word="false"/>
    </style:style>
    <style:style style:name="naslov_5f_podnaslov" style:display-name="naslov_podnaslov" style:family="paragraph" style:parent-style-name="naslov_5f_naslov" style:class="text">
      <style:text-properties fo:font-size="90%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background-color="transparent" style:shadow="none">
        <style:tab-stops/>
        <style:background-image/>
      </style:paragraph-properties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normal" style:font-size-complex="14pt" style:font-style-complex="italic" style:font-weight-complex="normal"/>
    </style:style>
    <style:style style:name="preformated" style:family="paragraph" style:parent-style-name="Text_20_body" style:class="text">
      <style:text-properties style:font-name="Liberation Mono"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ource_5f_code" style:display-name="source_code" style:family="paragraph" style:parent-style-name="preformated" style:class="text" style:master-page-name="">
      <style:paragraph-properties fo:margin-top="0in" fo:margin-bottom="0.0398in" style:page-number="auto"/>
      <style:text-properties fo:font-size="7pt" style:font-size-asian="10.5pt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tavke" style:family="paragraph" style:parent-style-name="Text_20_body">
      <style:text-properties fo:font-size="9pt" style:font-size-asian="9pt" style:font-size-complex="9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default-outline-level="" style:list-style-name="" style:class="index" style:master-page-name="">
      <style:paragraph-properties fo:margin-left="0.8in" fo:margin-right="0.5in" fo:text-indent="0in" style:auto-text-indent="false" style:page-number="auto">
        <style:tab-stops>
          <style:tab-stop style:position="6.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5in" fo:margin-right="0.2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>
      <style:text-properties fo:background-color="transparent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ngout </meta:initial-creator>
    <meta:creation-date>2010-04-19T09:24:11</meta:creation-date>
    <dc:date>2011-06-07T23:23:01</dc:date>
    <meta:editing-duration>P4DT15H50M14S</meta:editing-duration>
    <meta:editing-cycles>95</meta:editing-cycles>
    <meta:generator>LibreOffice/3.4$Unix LibreOffice_project/340m1$Build-12</meta:generator>
    <meta:printed-by>bringout </meta:printed-by>
    <meta:print-date>2011-03-14T22:22:10</meta:print-date>
    <meta:document-statistic meta:table-count="1" meta:image-count="0" meta:object-count="0" meta:page-count="5" meta:paragraph-count="3" meta:word-count="133" meta:character-count="824" meta:non-whitespace-character-count="743"/>
  </office:meta>
</office:document-meta>
</file>